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01eb65" officeooo:paragraph-rsid="0001eb6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041504" officeooo:paragraph-rsid="00041504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5ade3" officeooo:paragraph-rsid="0005ade3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85ed7" officeooo:paragraph-rsid="00085ed7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97028" officeooo:paragraph-rsid="00097028" style:font-size-asian="12pt" style:font-size-complex="12pt"/>
    </style:style>
    <style:style style:name="P11" style:family="paragraph" style:parent-style-name="Standard" style:list-style-name="WWNum1">
      <style:paragraph-properties fo:margin-top="0.049cm" fo:margin-bottom="0cm" style:contextual-spacing="false" fo:line-height="100%"/>
      <style:text-properties style:use-window-font-color="true" loext:opacity="0%" fo:font-size="12pt" officeooo:rsid="00085ed7" officeooo:paragraph-rsid="00085ed7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12529" loext:opacity="100%" fo:font-size="12pt" style:font-size-asian="12pt" style:font-name-complex="Calibri1" style:font-size-complex="12pt"/>
    </style:style>
    <style:style style:name="T3" style:family="text">
      <style:text-properties officeooo:rsid="0001eb65"/>
    </style:style>
    <style:style style:name="T4" style:family="text">
      <style:text-properties officeooo:rsid="00041504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size="12pt" officeooo:rsid="00073b44" style:font-size-asian="12pt" style:font-size-complex="12pt"/>
    </style:style>
    <style:style style:name="T7" style:family="text">
      <style:text-properties style:use-window-font-color="true" loext:opacity="0%" officeooo:rsid="00041504"/>
    </style:style>
    <style:style style:name="T8" style:family="text">
      <style:text-properties style:use-window-font-color="true" loext:opacity="0%" officeooo:rsid="00085ed7"/>
    </style:style>
    <style:style style:name="T9" style:family="text">
      <style:text-properties style:use-window-font-color="true" loext:opacity="0%" officeooo:rsid="00097028"/>
    </style:style>
    <style:style style:name="T10" style:family="text">
      <style:text-properties officeooo:rsid="0004fa28"/>
    </style:style>
    <style:style style:name="T11" style:family="text">
      <style:text-properties officeooo:rsid="00073b44"/>
    </style:style>
    <style:style style:name="T12" style:family="text">
      <style:text-properties officeooo:rsid="00085ed7"/>
    </style:style>
    <style:style style:name="T13" style:family="text">
      <style:text-properties officeooo:rsid="00097028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22">
            <text:p text:style-name="P4">22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7">Functions Backend: Grade Scale Function <text:span text:style-name="T12">(GSF)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2">Nutzer*innen</text:span><text:span text:style-name="T1"> sollen per API </text:span><text:span text:style-name="T6">request Grade Scale Functions anlegen, welche einer Bewertungsbeschreibung einen Zahlenwert zuordnet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1789029933" text:style-name="WWNum1">
              <text:list-item>
                <text:p text:style-name="P9">Nutzer*innen <text:span text:style-name="T8">können GSF</text:span><text:span text:style-name="T9">s</text:span><text:span text:style-name="T8"> mit beliebig vielen Bewertungsstufen anlegen</text:span></text:p>
              </text:list-item>
              <text:list-item>
                <text:p text:style-name="P10"><text:span text:style-name="T8">E</text:span><text:span text:style-name="T5">ine GSF kann beliebig vielen Essential Skills zugeordnet sein</text:span></text:p>
              </text:list-item>
              <text:list-item>
                <text:p text:style-name="P11">Nutzer*innen können GSF<text:span text:style-name="T13">s</text:span> entfernen</text:p>
                <text:p text:style-name="P11"/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5"><text:span text:style-name="T7">21</text:span> 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3">in</text:span>:</text:p>
            <text:p text:style-name="P3"/>
          </table:table-cell>
          <table:table-cell table:style-name="Tabelle1.A2" office:value-type="string">
            <text:p text:style-name="P5"><text:span text:style-name="T4">Dennis Weinberger, </text:span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6">4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23">
            <text:p text:style-name="P6">23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5">0.<text:span text:style-name="T4">9</text:span><text:span text:style-name="T10">1</text:span>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8"><text:span text:style-name="T11">N</text:span>utzer*innen sollen anhand der Grade Scale Function für ein bestimmtes Bewertungsprädikat einen Zahlenwert erhalten den sie als Bewertung in das CSG im Backend eintragen. Die GSF wird lokal ausgewert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10</meta:editing-cycles>
    <meta:creation-date>2021-03-21T10:07:00</meta:creation-date>
    <dc:date>2021-03-24T22:46:31.658000000</dc:date>
    <meta:editing-duration>PT45M41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3" meta:word-count="103" meta:character-count="773" meta:non-whitespace-character-count="6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